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26.6pt"/>
    </style:style>
    <style:style style:name="co2" style:family="table-column">
      <style:table-column-properties fo:break-before="auto" style:column-width="132.01pt"/>
    </style:style>
    <style:style style:name="co3" style:family="table-column">
      <style:table-column-properties fo:break-before="auto" style:column-width="101.91pt"/>
    </style:style>
    <style:style style:name="co4" style:family="table-column">
      <style:table-column-properties fo:break-before="auto" style:column-width="120.39pt"/>
    </style:style>
    <style:style style:name="co5" style:family="table-column">
      <style:table-column-properties fo:break-before="auto" style:column-width="64.01pt"/>
    </style:style>
    <style:style style:name="co6" style:family="table-column">
      <style:table-column-properties fo:break-before="auto" style:column-width="69.45pt"/>
    </style:style>
    <style:style style:name="co7" style:family="table-column">
      <style:table-column-properties fo:break-before="auto" style:column-width="67.15pt"/>
    </style:style>
    <style:style style:name="co8" style:family="table-column">
      <style:table-column-properties fo:break-before="auto" style:column-width="71.01pt"/>
    </style:style>
    <style:style style:name="ro1" style:family="table-row">
      <style:table-row-properties style:row-height="12.81pt" fo:break-before="auto" style:use-optimal-row-height="true"/>
    </style:style>
    <style:style style:name="ro2" style:family="table-row">
      <style:table-row-properties style:row-height="36.71pt" fo:break-before="auto" style:use-optimal-row-height="false"/>
    </style:style>
    <style:style style:name="ro3" style:family="table-row">
      <style:table-row-properties style:row-height="87.7pt" fo:break-before="auto" style:use-optimal-row-height="false"/>
    </style:style>
    <style:style style:name="ro4" style:family="table-row">
      <style:table-row-properties style:row-height="32.94pt" fo:break-before="auto" style:use-optimal-row-height="false"/>
    </style:style>
    <style:style style:name="ro5" style:family="table-row">
      <style:table-row-properties style:row-height="35.21pt" fo:break-before="auto" style:use-optimal-row-height="true"/>
    </style:style>
    <style:style style:name="ro6" style:family="table-row">
      <style:table-row-properties style:row-height="23.95pt" fo:break-before="auto" style:use-optimal-row-height="true"/>
    </style:style>
    <style:style style:name="ro7" style:family="table-row">
      <style:table-row-properties style:row-height="68.9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pt"/>
      <style:text-properties style:font-name="Calibri"/>
    </style:style>
    <style:style style:name="ce2" style:family="table-cell" style:parent-style-name="Default">
      <style:table-cell-properties style:text-align-source="fix" style:repeat-content="false"/>
      <style:paragraph-properties fo:text-align="center" fo:margin-left="0pt"/>
      <style:text-properties style:font-name="Calibri" fo:font-weight="bold" style:font-weight-asian="bold" style:font-weight-complex="bold"/>
    </style:style>
    <style:style style:name="ce3" style:family="table-cell" style:parent-style-name="Default">
      <style:table-cell-properties style:text-align-source="fix" style:repeat-content="false"/>
      <style:paragraph-properties fo:text-align="start" fo:margin-left="0pt"/>
      <style:text-properties style:font-name="Calibri" style:font-name-asian="Noto Sans CJK SC Regular" style:font-name-complex="FreeSans"/>
    </style:style>
    <style:style style:name="ce4" style:family="table-cell" style:parent-style-name="Default">
      <style:table-cell-properties style:text-align-source="fix" style:repeat-content="false"/>
      <style:paragraph-properties fo:text-align="start" fo:margin-left="0pt"/>
      <style:text-properties style:font-name="Calibri" fo:font-weight="bold" style:font-weight-asian="bold" style:font-weight-complex="bold"/>
    </style:style>
    <style:style style:name="ce5" style:family="table-cell" style:parent-style-name="Default">
      <style:table-cell-properties style:text-align-source="fix" style:repeat-content="false" fo:wrap-option="wrap" style:vertical-align="middle"/>
      <style:paragraph-properties fo:text-align="center" fo:margin-left="0pt"/>
      <style:text-properties style:font-name="Calibri"/>
    </style:style>
    <style:style style:name="ce6" style:family="table-cell" style:parent-style-name="Default">
      <style:table-cell-properties style:text-align-source="fix" style:repeat-content="false" fo:wrap-option="wrap" style:vertical-align="middle"/>
      <style:paragraph-properties fo:text-align="center"/>
    </style:style>
    <style:style style:name="ce7" style:family="table-cell" style:parent-style-name="Default">
      <style:table-cell-properties style:text-align-source="fix" style:repeat-content="false" style:vertical-align="middle"/>
      <style:paragraph-properties fo:text-align="center" fo:margin-left="0pt"/>
      <style:text-properties style:font-name="Calibri" fo:font-weight="bold" style:font-name-asian="Noto Sans CJK SC Regular" style:font-weight-asian="bold" style:font-name-complex="FreeSans" style:font-weight-complex="bold"/>
    </style:style>
    <style:style style:name="ce8" style:family="table-cell" style:parent-style-name="Default">
      <style:table-cell-properties style:text-align-source="fix" style:repeat-content="false"/>
      <style:paragraph-properties fo:text-align="center" fo:margin-left="0pt"/>
      <style:text-properties style:font-name="Calibri"/>
    </style:style>
    <style:style style:name="ce9" style:family="table-cell" style:parent-style-name="Default">
      <style:text-properties fo:font-weight="normal" style:font-weight-asian="normal" style:font-weight-complex="normal"/>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style-name="gr1" draw:text-style-name="P1" svg:width="428.66pt" svg:height="225.07pt" svg:x="950pt" svg:y="5.3pt">
            <loext:p draw:notify-on-update-of-ranges="Sheet1.F4:Sheet1.F9 Sheet1.G4:Sheet1.G9 Sheet1.H4:Sheet1.H9 Sheet1.I4:Sheet1.I9 Sheet1.J4:Sheet1.J9"/>
            <draw:object xlink:href="./Object 3" xlink:type="simple" xlink:show="embed" xlink:actuate="onLoad"/>
            <draw:image xlink:href="./ObjectReplacements/Object 3" xlink:type="simple" xlink:show="embed" xlink:actuate="onLoad"/>
          </draw:frame>
          <draw:frame draw:z-index="1" draw:style-name="gr1" draw:text-style-name="P1" svg:width="424.06pt" svg:height="222.07pt" svg:x="956.52pt" svg:y="216.79pt">
            <loext:p draw:notify-on-update-of-ranges="Sheet1.F19:Sheet1.F24 Sheet1.G19:Sheet1.G24 Sheet1.H19:Sheet1.H24 Sheet1.I19:Sheet1.I24 Sheet1.J19:Sheet1.J24"/>
            <draw:object xlink:href="./Object 1" xlink:type="simple" xlink:show="embed" xlink:actuate="onLoad"/>
            <draw:image xlink:href="./ObjectReplacements/Object 1" xlink:type="simple" xlink:show="embed" xlink:actuate="onLoad"/>
          </draw:frame>
          <draw:frame draw:z-index="2" draw:style-name="gr1" draw:text-style-name="P1" svg:width="428.74pt" svg:height="221.33pt" svg:x="956.52pt" svg:y="428.31pt">
            <loext:p draw:notify-on-update-of-ranges="Sheet1.F32:Sheet1.F37 Sheet1.G32:Sheet1.G37 Sheet1.H32:Sheet1.H37 Sheet1.I32:Sheet1.I37 Sheet1.J32:Sheet1.J37"/>
            <draw:object xlink:href="./Object 2" xlink:type="simple" xlink:show="embed" xlink:actuate="onLoad"/>
            <draw:image xlink:href="./ObjectReplacements/Object 2"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5" table:number-columns-repeated="1016" table:default-cell-style-name="ce1"/>
        <table:table-row table:style-name="ro1">
          <table:table-cell table:number-columns-repeated="3"/>
          <table:table-cell table:style-name="ce2"/>
          <table:table-cell table:style-name="Default"/>
          <table:table-cell table:style-name="ce7" office:value-type="string" calcext:value-type="string" table:number-columns-spanned="5" table:number-rows-spanned="1">
            <text:p>Java</text:p>
          </table:table-cell>
          <table:covered-table-cell table:number-columns-repeated="4" table:style-name="ce2"/>
          <table:table-cell table:number-columns-repeated="1014"/>
        </table:table-row>
        <table:table-row table:style-name="ro1">
          <table:table-cell table:style-name="ce2" office:value-type="string" calcext:value-type="string">
            <text:p>Filename</text:p>
          </table:table-cell>
          <table:table-cell table:style-name="ce2" office:value-type="string" calcext:value-type="string">
            <text:p>Input Values</text:p>
          </table:table-cell>
          <table:table-cell table:style-name="ce2" office:value-type="string" calcext:value-type="string">
            <text:p>Sum of Values</text:p>
          </table:table-cell>
          <table:table-cell table:style-name="ce2" office:value-type="string" calcext:value-type="string">
            <text:p>ArraySum.adb</text:p>
          </table:table-cell>
          <table:table-cell table:style-name="Default"/>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number-columns-repeated="1014"/>
        </table:table-row>
        <table:table-row table:style-name="ro1">
          <table:table-cell office:value-type="string" calcext:value-type="string">
            <text:p>5numbers.txt</text:p>
          </table:table-cell>
          <table:table-cell office:value-type="string" calcext:value-type="string">
            <text:p>Five</text:p>
          </table:table-cell>
          <table:table-cell office:value-type="float" office:value="150" calcext:value-type="float">
            <text:p>150</text:p>
          </table:table-cell>
          <table:table-cell office:value-type="float" office:value="2194" calcext:value-type="float">
            <text:p>2194</text:p>
          </table:table-cell>
          <table:table-cell table:style-name="Default"/>
          <table:table-cell office:value-type="float" office:value="340481" calcext:value-type="float">
            <text:p>340481</text:p>
          </table:table-cell>
          <table:table-cell office:value-type="float" office:value="554688" calcext:value-type="float">
            <text:p>554688</text:p>
          </table:table-cell>
          <table:table-cell office:value-type="float" office:value="687033" calcext:value-type="float">
            <text:p>687033</text:p>
          </table:table-cell>
          <table:table-cell office:value-type="float" office:value="795017" calcext:value-type="float">
            <text:p>795017</text:p>
          </table:table-cell>
          <table:table-cell office:value-type="float" office:value="1084598" calcext:value-type="float">
            <text:p>1084598</text:p>
          </table:table-cell>
          <table:table-cell table:number-columns-repeated="1014"/>
        </table:table-row>
        <table:table-row table:style-name="ro1">
          <table:table-cell office:value-type="string" calcext:value-type="string">
            <text:p>1000numbers.txt</text:p>
          </table:table-cell>
          <table:table-cell office:value-type="string" calcext:value-type="string">
            <text:p>One thousand</text:p>
          </table:table-cell>
          <table:table-cell office:value-type="float" office:value="50104" calcext:value-type="float">
            <text:p>50104</text:p>
          </table:table-cell>
          <table:table-cell office:value-type="float" office:value="14995" calcext:value-type="float">
            <text:p>14995</text:p>
          </table:table-cell>
          <table:table-cell table:style-name="Default"/>
          <table:table-cell office:value-type="float" office:value="342277" calcext:value-type="float">
            <text:p>342277</text:p>
          </table:table-cell>
          <table:table-cell office:value-type="float" office:value="607225" calcext:value-type="float">
            <text:p>607225</text:p>
          </table:table-cell>
          <table:table-cell office:value-type="float" office:value="644310" calcext:value-type="float">
            <text:p>644310</text:p>
          </table:table-cell>
          <table:table-cell office:value-type="float" office:value="757148" calcext:value-type="float">
            <text:p>757148</text:p>
          </table:table-cell>
          <table:table-cell office:value-type="float" office:value="828214" calcext:value-type="float">
            <text:p>828214</text:p>
          </table:table-cell>
          <table:table-cell table:number-columns-repeated="1014"/>
        </table:table-row>
        <table:table-row table:style-name="ro1">
          <table:table-cell office:value-type="string" calcext:value-type="string">
            <text:p>10000numbers.txt</text:p>
          </table:table-cell>
          <table:table-cell office:value-type="string" calcext:value-type="string">
            <text:p>Ten thousand</text:p>
          </table:table-cell>
          <table:table-cell office:value-type="float" office:value="506090" calcext:value-type="float">
            <text:p>506090</text:p>
          </table:table-cell>
          <table:table-cell office:value-type="float" office:value="143880" calcext:value-type="float">
            <text:p>143880</text:p>
          </table:table-cell>
          <table:table-cell table:style-name="Default"/>
          <table:table-cell office:value-type="float" office:value="521227" calcext:value-type="float">
            <text:p>521227</text:p>
          </table:table-cell>
          <table:table-cell office:value-type="float" office:value="664115" calcext:value-type="float">
            <text:p>664115</text:p>
          </table:table-cell>
          <table:table-cell office:value-type="float" office:value="727532" calcext:value-type="float">
            <text:p>727532</text:p>
          </table:table-cell>
          <table:table-cell office:value-type="float" office:value="752461" calcext:value-type="float">
            <text:p>752461</text:p>
          </table:table-cell>
          <table:table-cell office:value-type="float" office:value="853115" calcext:value-type="float">
            <text:p>853115</text:p>
          </table:table-cell>
          <table:table-cell table:number-columns-repeated="1014"/>
        </table:table-row>
        <table:table-row table:style-name="ro1">
          <table:table-cell office:value-type="string" calcext:value-type="string">
            <text:p>100000numbers.txt</text:p>
          </table:table-cell>
          <table:table-cell office:value-type="string" calcext:value-type="string">
            <text:p>One Hundred Thousand</text:p>
          </table:table-cell>
          <table:table-cell office:value-type="float" office:value="5059169" calcext:value-type="float">
            <text:p>5059169</text:p>
          </table:table-cell>
          <table:table-cell office:value-type="float" office:value="1086030" calcext:value-type="float">
            <text:p>1086030</text:p>
          </table:table-cell>
          <table:table-cell table:style-name="Default"/>
          <table:table-cell office:value-type="float" office:value="1450683" calcext:value-type="float">
            <text:p>1450683</text:p>
          </table:table-cell>
          <table:table-cell office:value-type="float" office:value="1446638" calcext:value-type="float">
            <text:p>1446638</text:p>
          </table:table-cell>
          <table:table-cell office:value-type="float" office:value="1639596" calcext:value-type="float">
            <text:p>1639596</text:p>
          </table:table-cell>
          <table:table-cell office:value-type="float" office:value="1642074" calcext:value-type="float">
            <text:p>1642074</text:p>
          </table:table-cell>
          <table:table-cell office:value-type="float" office:value="1605645" calcext:value-type="float">
            <text:p>1605645</text:p>
          </table:table-cell>
          <table:table-cell table:number-columns-repeated="1014"/>
        </table:table-row>
        <table:table-row table:style-name="ro1">
          <table:table-cell table:style-name="ce3" office:value-type="string" calcext:value-type="string">
            <text:p>1000000numbers.txt</text:p>
          </table:table-cell>
          <table:table-cell table:style-name="ce3" office:value-type="string" calcext:value-type="string">
            <text:p>One Million</text:p>
          </table:table-cell>
          <table:table-cell office:value-type="float" office:value="50473230" calcext:value-type="float">
            <text:p>50473230</text:p>
          </table:table-cell>
          <table:table-cell office:value-type="float" office:value="3054085" calcext:value-type="float">
            <text:p>3054085</text:p>
          </table:table-cell>
          <table:table-cell table:style-name="Default"/>
          <table:table-cell office:value-type="float" office:value="3555012" calcext:value-type="float">
            <text:p>3555012</text:p>
          </table:table-cell>
          <table:table-cell office:value-type="float" office:value="5062700" calcext:value-type="float">
            <text:p>5062700</text:p>
          </table:table-cell>
          <table:table-cell office:value-type="float" office:value="6692376" calcext:value-type="float">
            <text:p>6692376</text:p>
          </table:table-cell>
          <table:table-cell office:value-type="float" office:value="8098149" calcext:value-type="float">
            <text:p>8098149</text:p>
          </table:table-cell>
          <table:table-cell office:value-type="float" office:value="10715564" calcext:value-type="float">
            <text:p>10715564</text:p>
          </table:table-cell>
          <table:table-cell table:number-columns-repeated="1014"/>
        </table:table-row>
        <table:table-row table:style-name="ro1">
          <table:table-cell table:style-name="ce3" office:value-type="string" calcext:value-type="string">
            <text:p>10000000numbers.txt</text:p>
          </table:table-cell>
          <table:table-cell table:style-name="ce3" office:value-type="string" calcext:value-type="string">
            <text:p>Ten Million</text:p>
          </table:table-cell>
          <table:table-cell office:value-type="float" office:value="505053538" calcext:value-type="float">
            <text:p>505053538</text:p>
          </table:table-cell>
          <table:table-cell office:value-type="float" office:value="6139674" calcext:value-type="float">
            <text:p>6139674</text:p>
          </table:table-cell>
          <table:table-cell table:style-name="Default"/>
          <table:table-cell office:value-type="float" office:value="7179360" calcext:value-type="float">
            <text:p>7179360</text:p>
          </table:table-cell>
          <table:table-cell office:value-type="float" office:value="7035085" calcext:value-type="float">
            <text:p>7035085</text:p>
          </table:table-cell>
          <table:table-cell office:value-type="float" office:value="6749105" calcext:value-type="float">
            <text:p>6749105</text:p>
          </table:table-cell>
          <table:table-cell office:value-type="float" office:value="6243595" calcext:value-type="float">
            <text:p>6243595</text:p>
          </table:table-cell>
          <table:table-cell office:value-type="float" office:value="8566881" calcext:value-type="float">
            <text:p>8566881</text:p>
          </table:table-cell>
          <table:table-cell table:number-columns-repeated="1014"/>
        </table:table-row>
        <table:table-row table:style-name="ro1">
          <table:table-cell table:style-name="ce3" office:value-type="string" calcext:value-type="string">
            <text:p>100000000numbers.txt</text:p>
          </table:table-cell>
          <table:table-cell table:style-name="ce3" office:value-type="string" calcext:value-type="string">
            <text:p>One Hundred Million</text:p>
          </table:table-cell>
          <table:table-cell office:value-type="float" office:value="5050391777" calcext:value-type="float">
            <text:p>5050391777</text:p>
          </table:table-cell>
          <table:table-cell office:value-type="float" office:value="35505089" calcext:value-type="float">
            <text:p>35505089</text:p>
          </table:table-cell>
          <table:table-cell table:style-name="Default"/>
          <table:table-cell office:value-type="float" office:value="38070191" calcext:value-type="float">
            <text:p>38070191</text:p>
          </table:table-cell>
          <table:table-cell office:value-type="float" office:value="28326794" calcext:value-type="float">
            <text:p>28326794</text:p>
          </table:table-cell>
          <table:table-cell office:value-type="float" office:value="24609043" calcext:value-type="float">
            <text:p>24609043</text:p>
          </table:table-cell>
          <table:table-cell office:value-type="float" office:value="24110977" calcext:value-type="float">
            <text:p>24110977</text:p>
          </table:table-cell>
          <table:table-cell office:value-type="float" office:value="24609043" calcext:value-type="float">
            <text:p>24609043</text:p>
          </table:table-cell>
          <table:table-cell table:number-columns-repeated="1014"/>
        </table:table-row>
        <table:table-row table:style-name="ro1">
          <table:table-cell table:number-columns-repeated="3"/>
          <table:table-cell table:style-name="Default" table:number-columns-repeated="6"/>
          <table:table-cell table:number-columns-repeated="1015"/>
        </table:table-row>
        <table:table-row table:style-name="ro2">
          <table:table-cell table:number-columns-repeated="4"/>
          <table:table-cell table:style-name="ce5" office:value-type="string" calcext:value-type="string" table:number-columns-spanned="7" table:number-rows-spanned="1">
            <text:p>Java 1. One thread compared to ArraySum is slower because the program has to run the extra code required to thread the array, but only uses one thread, which is essentially the same thing as running it without any threading.</text:p>
          </table:table-cell>
          <table:covered-table-cell table:style-name="ce5"/>
          <table:covered-table-cell table:number-columns-repeated="5" table:style-name="ce8"/>
          <table:table-cell table:number-columns-repeated="1013"/>
        </table:table-row>
        <table:table-row table:style-name="ro3">
          <table:table-cell table:number-columns-repeated="4"/>
          <table:table-cell table:style-name="ce5" office:value-type="string" calcext:value-type="string" table:number-columns-spanned="7" table:number-rows-spanned="1">
            <text:p>Java 2. The smaller files are being processed significantly slower than ArraySum. The larger the text file becomes the more efficient threading becomes because the number of summations that is being divided between threads is increasing, but the threading still slows the initial process as seen with a single thread compared with ArraySum. More threads with the smaller files seems to decrease the speed because the program is spending more time on making threads. The file containing one hundred million numbers is much faster than processing the file without threading because it is so large.</text:p>
          </table:table-cell>
          <table:covered-table-cell table:number-columns-repeated="6" table:style-name="ce8"/>
          <table:table-cell table:number-columns-repeated="1013"/>
        </table:table-row>
        <table:table-row table:style-name="ro4">
          <table:table-cell table:number-columns-repeated="4"/>
          <table:table-cell table:style-name="ce5" office:value-type="string" calcext:value-type="string" table:number-columns-spanned="7" table:number-rows-spanned="1">
            <text:p>Java 3. When the file is small the program prioritizes more time to making threads than is worthwhile and causes the program to run slower.</text:p>
          </table:table-cell>
          <table:covered-table-cell table:number-columns-repeated="6" table:style-name="ce8"/>
          <table:table-cell table:number-columns-repeated="1013"/>
        </table:table-row>
        <table:table-row table:style-name="ro5">
          <table:table-cell table:number-columns-repeated="4"/>
          <table:table-cell table:style-name="ce5" office:value-type="string" calcext:value-type="string" table:number-columns-spanned="7" table:number-rows-spanned="1">
            <text:p>Java 4. When I run the summation of one million numbers without the JIT compiler I receive an output time of 10792712 rather than 3555012, which is three times slower than with the compiler.</text:p>
          </table:table-cell>
          <table:covered-table-cell table:number-columns-repeated="6" table:style-name="ce8"/>
          <table:table-cell table:number-columns-repeated="1013"/>
        </table:table-row>
        <table:table-row table:style-name="ro1">
          <table:table-cell table:number-columns-repeated="4"/>
          <table:table-cell table:style-name="Default"/>
          <table:table-cell table:style-name="ce5"/>
          <table:table-cell table:number-columns-repeated="1018"/>
        </table:table-row>
        <table:table-row table:style-name="ro1">
          <table:table-cell table:style-name="ce4"/>
          <table:table-cell table:number-columns-repeated="4"/>
          <table:table-cell table:style-name="ce7" office:value-type="string" calcext:value-type="string" table:number-columns-spanned="5" table:number-rows-spanned="1">
            <text:p>Ruby</text:p>
          </table:table-cell>
          <table:covered-table-cell table:number-columns-repeated="4" table:style-name="ce2"/>
          <table:table-cell table:number-columns-repeated="1014"/>
        </table:table-row>
        <table:table-row table:style-name="ro1">
          <table:table-cell table:style-name="ce2" office:value-type="string" calcext:value-type="string">
            <text:p>Filename</text:p>
          </table:table-cell>
          <table:table-cell table:style-name="ce2" office:value-type="string" calcext:value-type="string">
            <text:p>Input Values</text:p>
          </table:table-cell>
          <table:table-cell table:style-name="ce2" office:value-type="string" calcext:value-type="string">
            <text:p>Sum of Values</text:p>
          </table:table-cell>
          <table:table-cell table:style-name="ce2" office:value-type="string" calcext:value-type="string">
            <text:p>array_sum.rb (sec)</text:p>
          </table:table-cell>
          <table:table-cell table:style-name="Default"/>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number-columns-repeated="1014"/>
        </table:table-row>
        <table:table-row table:style-name="ro1">
          <table:table-cell office:value-type="string" calcext:value-type="string">
            <text:p>5numbers.txt</text:p>
          </table:table-cell>
          <table:table-cell office:value-type="string" calcext:value-type="string">
            <text:p>Five</text:p>
          </table:table-cell>
          <table:table-cell office:value-type="float" office:value="150" calcext:value-type="float">
            <text:p>150</text:p>
          </table:table-cell>
          <table:table-cell office:value-type="float" office:value="0.000003146" calcext:value-type="float">
            <text:p>0.000003146</text:p>
          </table:table-cell>
          <table:table-cell table:style-name="Default"/>
          <table:table-cell office:value-type="float" office:value="0.000004567" calcext:value-type="float">
            <text:p>0.000004567</text:p>
          </table:table-cell>
          <table:table-cell office:value-type="float" office:value="0.000111812" calcext:value-type="float">
            <text:p>0.000111812</text:p>
          </table:table-cell>
          <table:table-cell office:value-type="float" office:value="0.000108389" calcext:value-type="float">
            <text:p>0.000108389</text:p>
          </table:table-cell>
          <table:table-cell office:value-type="float" office:value="0.000422177" calcext:value-type="float">
            <text:p>0.000422177</text:p>
          </table:table-cell>
          <table:table-cell office:value-type="float" office:value="0.000339682" calcext:value-type="float">
            <text:p>0.000339682</text:p>
          </table:table-cell>
          <table:table-cell table:number-columns-repeated="1014"/>
        </table:table-row>
        <table:table-row table:style-name="ro1">
          <table:table-cell office:value-type="string" calcext:value-type="string">
            <text:p>1000numbers.txt</text:p>
          </table:table-cell>
          <table:table-cell office:value-type="string" calcext:value-type="string">
            <text:p>One thousand</text:p>
          </table:table-cell>
          <table:table-cell office:value-type="float" office:value="50104" calcext:value-type="float">
            <text:p>50104</text:p>
          </table:table-cell>
          <table:table-cell office:value-type="float" office:value="0.00003374" calcext:value-type="float">
            <text:p>0.00003374</text:p>
          </table:table-cell>
          <table:table-cell table:style-name="Default"/>
          <table:table-cell office:value-type="float" office:value="0.000046661" calcext:value-type="float">
            <text:p>0.000046661</text:p>
          </table:table-cell>
          <table:table-cell office:value-type="float" office:value="0.000104613" calcext:value-type="float">
            <text:p>0.000104613</text:p>
          </table:table-cell>
          <table:table-cell office:value-type="float" office:value="0.000144669" calcext:value-type="float">
            <text:p>0.000144669</text:p>
          </table:table-cell>
          <table:table-cell office:value-type="float" office:value="0.000455099" calcext:value-type="float">
            <text:p>0.000455099</text:p>
          </table:table-cell>
          <table:table-cell office:value-type="float" office:value="0.000374501" calcext:value-type="float">
            <text:p>0.000374501</text:p>
          </table:table-cell>
          <table:table-cell table:number-columns-repeated="1014"/>
        </table:table-row>
        <table:table-row table:style-name="ro1">
          <table:table-cell office:value-type="string" calcext:value-type="string">
            <text:p>10000numbers.txt</text:p>
          </table:table-cell>
          <table:table-cell office:value-type="string" calcext:value-type="string">
            <text:p>Ten thousand</text:p>
          </table:table-cell>
          <table:table-cell office:value-type="float" office:value="506090" calcext:value-type="float">
            <text:p>506090</text:p>
          </table:table-cell>
          <table:table-cell office:value-type="float" office:value="0.000322578" calcext:value-type="float">
            <text:p>0.000322578</text:p>
          </table:table-cell>
          <table:table-cell table:style-name="Default"/>
          <table:table-cell office:value-type="float" office:value="0.000444474" calcext:value-type="float">
            <text:p>0.000444474</text:p>
          </table:table-cell>
          <table:table-cell office:value-type="float" office:value="0.000572451" calcext:value-type="float">
            <text:p>0.000572451</text:p>
          </table:table-cell>
          <table:table-cell office:value-type="float" office:value="0.000621182" calcext:value-type="float">
            <text:p>0.000621182</text:p>
          </table:table-cell>
          <table:table-cell office:value-type="float" office:value="0.000928144" calcext:value-type="float">
            <text:p>0.000928144</text:p>
          </table:table-cell>
          <table:table-cell office:value-type="float" office:value="0.001007614" calcext:value-type="float">
            <text:p>0.001007614</text:p>
          </table:table-cell>
          <table:table-cell table:number-columns-repeated="1014"/>
        </table:table-row>
        <table:table-row table:style-name="ro1">
          <table:table-cell office:value-type="string" calcext:value-type="string">
            <text:p>100000numbers.txt</text:p>
          </table:table-cell>
          <table:table-cell office:value-type="string" calcext:value-type="string">
            <text:p>One Hundred Thousand</text:p>
          </table:table-cell>
          <table:table-cell office:value-type="float" office:value="5059169" calcext:value-type="float">
            <text:p>5059169</text:p>
          </table:table-cell>
          <table:table-cell office:value-type="float" office:value="0.003242293" calcext:value-type="float">
            <text:p>0.003242293</text:p>
          </table:table-cell>
          <table:table-cell table:style-name="Default"/>
          <table:table-cell office:value-type="float" office:value="0.0042118" calcext:value-type="float">
            <text:p>0.0042118</text:p>
          </table:table-cell>
          <table:table-cell office:value-type="float" office:value="0.004348641" calcext:value-type="float">
            <text:p>0.004348641</text:p>
          </table:table-cell>
          <table:table-cell office:value-type="float" office:value="0.004395184" calcext:value-type="float">
            <text:p>0.004395184</text:p>
          </table:table-cell>
          <table:table-cell office:value-type="float" office:value="0.004656035" calcext:value-type="float">
            <text:p>0.004656035</text:p>
          </table:table-cell>
          <table:table-cell office:value-type="float" office:value="0.004784282" calcext:value-type="float">
            <text:p>0.004784282</text:p>
          </table:table-cell>
          <table:table-cell table:number-columns-repeated="1014"/>
        </table:table-row>
        <table:table-row table:style-name="ro1">
          <table:table-cell table:style-name="ce3" office:value-type="string" calcext:value-type="string">
            <text:p>1000000numbers.txt</text:p>
          </table:table-cell>
          <table:table-cell table:style-name="ce3" office:value-type="string" calcext:value-type="string">
            <text:p>One Million</text:p>
          </table:table-cell>
          <table:table-cell office:value-type="float" office:value="50473230" calcext:value-type="float">
            <text:p>50473230</text:p>
          </table:table-cell>
          <table:table-cell office:value-type="float" office:value="0.032212856" calcext:value-type="float">
            <text:p>0.032212856</text:p>
          </table:table-cell>
          <table:table-cell table:style-name="Default"/>
          <table:table-cell office:value-type="float" office:value="0.041056885" calcext:value-type="float">
            <text:p>0.041056885</text:p>
          </table:table-cell>
          <table:table-cell office:value-type="float" office:value="0.042214806" calcext:value-type="float">
            <text:p>0.042214806</text:p>
          </table:table-cell>
          <table:table-cell office:value-type="float" office:value="0.042759132" calcext:value-type="float">
            <text:p>0.042759132</text:p>
          </table:table-cell>
          <table:table-cell office:value-type="float" office:value="0.042656758" calcext:value-type="float">
            <text:p>0.042656758</text:p>
          </table:table-cell>
          <table:table-cell office:value-type="float" office:value="0.043573756" calcext:value-type="float">
            <text:p>0.043573756</text:p>
          </table:table-cell>
          <table:table-cell table:number-columns-repeated="1014"/>
        </table:table-row>
        <table:table-row table:style-name="ro1">
          <table:table-cell table:style-name="ce3" office:value-type="string" calcext:value-type="string">
            <text:p>10000000numbers.txt</text:p>
          </table:table-cell>
          <table:table-cell table:style-name="ce3" office:value-type="string" calcext:value-type="string">
            <text:p>Ten Million</text:p>
          </table:table-cell>
          <table:table-cell office:value-type="float" office:value="505053538" calcext:value-type="float">
            <text:p>505053538</text:p>
          </table:table-cell>
          <table:table-cell office:value-type="float" office:value="0.321191712" calcext:value-type="float">
            <text:p>0.321191712</text:p>
          </table:table-cell>
          <table:table-cell table:style-name="Default"/>
          <table:table-cell office:value-type="float" office:value="0.410177097" calcext:value-type="float">
            <text:p>0.410177097</text:p>
          </table:table-cell>
          <table:table-cell office:value-type="float" office:value="0.417481887" calcext:value-type="float">
            <text:p>0.417481887</text:p>
          </table:table-cell>
          <table:table-cell office:value-type="float" office:value="0.415226195" calcext:value-type="float">
            <text:p>0.415226195</text:p>
          </table:table-cell>
          <table:table-cell office:value-type="float" office:value="0.424459703" calcext:value-type="float">
            <text:p>0.424459703</text:p>
          </table:table-cell>
          <table:table-cell office:value-type="float" office:value="0.416428679" calcext:value-type="float">
            <text:p>0.416428679</text:p>
          </table:table-cell>
          <table:table-cell table:number-columns-repeated="1014"/>
        </table:table-row>
        <table:table-row table:style-name="ro1">
          <table:table-cell table:style-name="ce3" office:value-type="string" calcext:value-type="string">
            <text:p>100000000numbers.txt</text:p>
          </table:table-cell>
          <table:table-cell table:style-name="ce3" office:value-type="string" calcext:value-type="string">
            <text:p>One Hundred Million</text:p>
          </table:table-cell>
          <table:table-cell office:value-type="float" office:value="5050391777" calcext:value-type="float">
            <text:p>5050391777</text:p>
          </table:table-cell>
          <table:table-cell office:value-type="float" office:value="3.235100756" calcext:value-type="float">
            <text:p>3.235100756</text:p>
          </table:table-cell>
          <table:table-cell table:style-name="Default"/>
          <table:table-cell table:style-name="ce9" office:value-type="float" office:value="4.13121752" calcext:value-type="float">
            <text:p>4.13121752</text:p>
          </table:table-cell>
          <table:table-cell table:style-name="Default" office:value-type="float" office:value="4.158740005" calcext:value-type="float">
            <text:p>4.158740005</text:p>
          </table:table-cell>
          <table:table-cell table:style-name="Default" office:value-type="float" office:value="4.112315653" calcext:value-type="float">
            <text:p>4.112315653</text:p>
          </table:table-cell>
          <table:table-cell table:style-name="Default" office:value-type="float" office:value="4.224064234" calcext:value-type="float">
            <text:p>4.224064234</text:p>
          </table:table-cell>
          <table:table-cell table:style-name="Default" office:value-type="float" office:value="4.247364223" calcext:value-type="float">
            <text:p>4.247364223</text:p>
          </table:table-cell>
          <table:table-cell table:number-columns-repeated="1014"/>
        </table:table-row>
        <table:table-row table:style-name="ro1">
          <table:table-cell table:number-columns-repeated="4"/>
          <table:table-cell table:style-name="Default"/>
          <table:table-cell table:number-columns-repeated="1019"/>
        </table:table-row>
        <table:table-row table:style-name="ro6">
          <table:table-cell table:number-columns-repeated="4"/>
          <table:table-cell table:style-name="ce6" office:value-type="string" calcext:value-type="string" table:number-columns-spanned="7" table:number-rows-spanned="1">
            <text:p>Ruby 1. array_sum is consistently faster than threaded_array_sum with a single thread by a small amount</text:p>
          </table:table-cell>
          <table:covered-table-cell table:number-columns-repeated="4" table:style-name="Default"/>
          <table:covered-table-cell table:number-columns-repeated="2"/>
          <table:table-cell table:number-columns-repeated="1013"/>
        </table:table-row>
        <table:table-row table:style-name="ro1">
          <table:table-cell table:number-columns-repeated="4"/>
          <table:table-cell table:style-name="ce5" office:value-type="string" calcext:value-type="string" table:number-columns-spanned="7" table:number-rows-spanned="1">
            <text:p>Ruby 2. increasing the number of threads increases the speed of processing the files</text:p>
          </table:table-cell>
          <table:covered-table-cell table:number-columns-repeated="6"/>
          <table:table-cell table:number-columns-repeated="1013"/>
        </table:table-row>
        <table:table-row table:style-name="ro7">
          <table:table-cell table:number-columns-repeated="4"/>
          <table:table-cell table:style-name="ce5" office:value-type="string" calcext:value-type="string" table:number-columns-spanned="7" table:number-rows-spanned="1">
            <text:p>Ruby 3. (C++ was not in this lab, so the answer is there is no way of comparing) Comparing it to Java, however, it appears that ruby runs faster, but I am unclear about Java’s time unit (appears to be nanoseconds), and I would have guessed that Java would run faster because ruby is so loosely typed and puts more work on the compiler, but maybe the method we used for multi-threading is significantly faster than the method available to Java.</text:p>
          </table:table-cell>
          <table:covered-table-cell table:number-columns-repeated="6"/>
          <table:table-cell table:number-columns-repeated="1013"/>
        </table:table-row>
        <table:table-row table:style-name="ro1">
          <table:table-cell table:number-columns-repeated="5"/>
          <table:table-cell table:style-name="ce7" office:value-type="string" calcext:value-type="string" table:number-columns-spanned="5" table:number-rows-spanned="1">
            <text:p>Ada</text:p>
          </table:table-cell>
          <table:covered-table-cell table:number-columns-repeated="4" table:style-name="ce2"/>
          <table:table-cell table:number-columns-repeated="1014"/>
        </table:table-row>
        <table:table-row table:style-name="ro1">
          <table:table-cell table:style-name="ce2" office:value-type="string" calcext:value-type="string">
            <text:p>Filename</text:p>
          </table:table-cell>
          <table:table-cell table:style-name="ce2" office:value-type="string" calcext:value-type="string">
            <text:p>Input Values</text:p>
          </table:table-cell>
          <table:table-cell table:style-name="ce2" office:value-type="string" calcext:value-type="string">
            <text:p>Sum of Values</text:p>
          </table:table-cell>
          <table:table-cell table:style-name="ce2" office:value-type="string" calcext:value-type="string">
            <text:p>array_sum.adb (sec)</text:p>
          </table:table-cell>
          <table:table-cell table:style-name="Default"/>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number-columns-repeated="1014"/>
        </table:table-row>
        <table:table-row table:style-name="ro1">
          <table:table-cell office:value-type="string" calcext:value-type="string">
            <text:p>5numbers.txt</text:p>
          </table:table-cell>
          <table:table-cell office:value-type="string" calcext:value-type="string">
            <text:p>Five</text:p>
          </table:table-cell>
          <table:table-cell office:value-type="float" office:value="150" calcext:value-type="float">
            <text:p>150</text:p>
          </table:table-cell>
          <table:table-cell office:value-type="float" office:value="0.000002" calcext:value-type="float">
            <text:p>0.000002</text:p>
          </table:table-cell>
          <table:table-cell table:style-name="Default"/>
          <table:table-cell table:style-name="Default" office:value-type="float" office:value="0.000005" calcext:value-type="float">
            <text:p>0.000005</text:p>
          </table:table-cell>
          <table:table-cell table:style-name="Default" office:value-type="float" office:value="0.00034" calcext:value-type="float">
            <text:p>0.00034</text:p>
          </table:table-cell>
          <table:table-cell table:style-name="Default" office:value-type="float" office:value="0.000707" calcext:value-type="float">
            <text:p>0.000707</text:p>
          </table:table-cell>
          <table:table-cell table:style-name="Default" office:value-type="float" office:value="0.00051" calcext:value-type="float">
            <text:p>0.00051</text:p>
          </table:table-cell>
          <table:table-cell table:style-name="Default" office:value-type="float" office:value="0.001148" calcext:value-type="float">
            <text:p>0.001148</text:p>
          </table:table-cell>
          <table:table-cell table:number-columns-repeated="1014"/>
        </table:table-row>
        <table:table-row table:style-name="ro1">
          <table:table-cell office:value-type="string" calcext:value-type="string">
            <text:p>1000numbers.txt</text:p>
          </table:table-cell>
          <table:table-cell office:value-type="string" calcext:value-type="string">
            <text:p>One thousand</text:p>
          </table:table-cell>
          <table:table-cell office:value-type="float" office:value="50104" calcext:value-type="float">
            <text:p>50104</text:p>
          </table:table-cell>
          <table:table-cell office:value-type="float" office:value="0.000023" calcext:value-type="float">
            <text:p>0.000023</text:p>
          </table:table-cell>
          <table:table-cell table:style-name="Default"/>
          <table:table-cell table:style-name="Default" office:value-type="float" office:value="0.000019" calcext:value-type="float">
            <text:p>0.000019</text:p>
          </table:table-cell>
          <table:table-cell table:style-name="Default" office:value-type="float" office:value="0.000297" calcext:value-type="float">
            <text:p>0.000297</text:p>
          </table:table-cell>
          <table:table-cell table:style-name="Default" office:value-type="float" office:value="0.0007" calcext:value-type="float">
            <text:p>0.0007</text:p>
          </table:table-cell>
          <table:table-cell table:style-name="Default" office:value-type="float" office:value="0.000745" calcext:value-type="float">
            <text:p>0.000745</text:p>
          </table:table-cell>
          <table:table-cell table:style-name="Default" office:value-type="float" office:value="0.000678" calcext:value-type="float">
            <text:p>0.000678</text:p>
          </table:table-cell>
          <table:table-cell table:number-columns-repeated="1014"/>
        </table:table-row>
        <table:table-row table:style-name="ro1">
          <table:table-cell office:value-type="string" calcext:value-type="string">
            <text:p>10000numbers.txt</text:p>
          </table:table-cell>
          <table:table-cell office:value-type="string" calcext:value-type="string">
            <text:p>Ten thousand</text:p>
          </table:table-cell>
          <table:table-cell office:value-type="float" office:value="506090" calcext:value-type="float">
            <text:p>506090</text:p>
          </table:table-cell>
          <table:table-cell office:value-type="float" office:value="0.000043" calcext:value-type="float">
            <text:p>0.000043</text:p>
          </table:table-cell>
          <table:table-cell table:style-name="Default"/>
          <table:table-cell table:style-name="Default" office:value-type="float" office:value="0.000174" calcext:value-type="float">
            <text:p>0.000174</text:p>
          </table:table-cell>
          <table:table-cell table:style-name="Default" office:value-type="float" office:value="0.000535" calcext:value-type="float">
            <text:p>0.000535</text:p>
          </table:table-cell>
          <table:table-cell table:style-name="Default" office:value-type="float" office:value="0.000407" calcext:value-type="float">
            <text:p>0.000407</text:p>
          </table:table-cell>
          <table:table-cell table:style-name="Default" office:value-type="float" office:value="0.000593" calcext:value-type="float">
            <text:p>0.000593</text:p>
          </table:table-cell>
          <table:table-cell table:style-name="Default" office:value-type="float" office:value="0.000534" calcext:value-type="float">
            <text:p>0.000534</text:p>
          </table:table-cell>
          <table:table-cell table:number-columns-repeated="1014"/>
        </table:table-row>
        <table:table-row table:style-name="ro1">
          <table:table-cell office:value-type="string" calcext:value-type="string">
            <text:p>100000numbers.txt</text:p>
          </table:table-cell>
          <table:table-cell office:value-type="string" calcext:value-type="string">
            <text:p>One Hundred Thousand</text:p>
          </table:table-cell>
          <table:table-cell office:value-type="float" office:value="5059169" calcext:value-type="float">
            <text:p>5059169</text:p>
          </table:table-cell>
          <table:table-cell office:value-type="float" office:value="0.000419" calcext:value-type="float">
            <text:p>0.000419</text:p>
          </table:table-cell>
          <table:table-cell table:style-name="Default"/>
          <table:table-cell table:style-name="Default" office:value-type="float" office:value="0.00043" calcext:value-type="float">
            <text:p>0.00043</text:p>
          </table:table-cell>
          <table:table-cell table:style-name="Default" office:value-type="float" office:value="0.00047" calcext:value-type="float">
            <text:p>0.00047</text:p>
          </table:table-cell>
          <table:table-cell table:style-name="Default" office:value-type="float" office:value="0.000542" calcext:value-type="float">
            <text:p>0.000542</text:p>
          </table:table-cell>
          <table:table-cell table:style-name="Default" office:value-type="float" office:value="0.000569" calcext:value-type="float">
            <text:p>0.000569</text:p>
          </table:table-cell>
          <table:table-cell table:style-name="Default" office:value-type="float" office:value="0.000734" calcext:value-type="float">
            <text:p>0.000734</text:p>
          </table:table-cell>
          <table:table-cell table:number-columns-repeated="1014"/>
        </table:table-row>
        <table:table-row table:style-name="ro1">
          <table:table-cell table:style-name="ce3" office:value-type="string" calcext:value-type="string">
            <text:p>1000000numbers.txt</text:p>
          </table:table-cell>
          <table:table-cell table:style-name="ce3" office:value-type="string" calcext:value-type="string">
            <text:p>One Million</text:p>
          </table:table-cell>
          <table:table-cell office:value-type="float" office:value="50473230" calcext:value-type="float">
            <text:p>50473230</text:p>
          </table:table-cell>
          <table:table-cell office:value-type="float" office:value="0.004107" calcext:value-type="float">
            <text:p>0.004107</text:p>
          </table:table-cell>
          <table:table-cell table:style-name="Default"/>
          <table:table-cell table:style-name="Default" office:value-type="float" office:value="0.00413" calcext:value-type="float">
            <text:p>0.00413</text:p>
          </table:table-cell>
          <table:table-cell table:style-name="Default" office:value-type="float" office:value="0.002485" calcext:value-type="float">
            <text:p>0.002485</text:p>
          </table:table-cell>
          <table:table-cell table:style-name="Default" office:value-type="float" office:value="0.001889" calcext:value-type="float">
            <text:p>0.001889</text:p>
          </table:table-cell>
          <table:table-cell table:style-name="Default" office:value-type="float" office:value="0.001691" calcext:value-type="float">
            <text:p>0.001691</text:p>
          </table:table-cell>
          <table:table-cell table:style-name="Default" office:value-type="float" office:value="0.002109" calcext:value-type="float">
            <text:p>0.002109</text:p>
          </table:table-cell>
          <table:table-cell table:number-columns-repeated="1014"/>
        </table:table-row>
        <table:table-row table:style-name="ro1">
          <table:table-cell table:style-name="ce3" office:value-type="string" calcext:value-type="string">
            <text:p>10000000numbers.txt</text:p>
          </table:table-cell>
          <table:table-cell table:style-name="ce3" office:value-type="string" calcext:value-type="string">
            <text:p>Ten Million</text:p>
          </table:table-cell>
          <table:table-cell office:value-type="float" office:value="505053538" calcext:value-type="float">
            <text:p>505053538</text:p>
          </table:table-cell>
          <table:table-cell office:value-type="float" office:value="0.041058" calcext:value-type="float">
            <text:p>0.041058</text:p>
          </table:table-cell>
          <table:table-cell table:style-name="Default"/>
          <table:table-cell table:style-name="Default" office:value-type="float" office:value="0.041064" calcext:value-type="float">
            <text:p>0.041064</text:p>
          </table:table-cell>
          <table:table-cell table:style-name="Default" office:value-type="float" office:value="0.022271" calcext:value-type="float">
            <text:p>0.022271</text:p>
          </table:table-cell>
          <table:table-cell table:number-columns-repeated="2" table:style-name="Default" office:value-type="float" office:value="0.015429" calcext:value-type="float">
            <text:p>0.015429</text:p>
          </table:table-cell>
          <table:table-cell table:style-name="Default" office:value-type="float" office:value="0.016598" calcext:value-type="float">
            <text:p>0.016598</text:p>
          </table:table-cell>
          <table:table-cell table:number-columns-repeated="1014"/>
        </table:table-row>
        <table:table-row table:style-name="ro1">
          <table:table-cell table:style-name="ce3" office:value-type="string" calcext:value-type="string">
            <text:p>100000000numbers.txt</text:p>
          </table:table-cell>
          <table:table-cell table:style-name="ce3" office:value-type="string" calcext:value-type="string">
            <text:p>One Hundred Million</text:p>
          </table:table-cell>
          <table:table-cell office:value-type="float" office:value="5050391777" calcext:value-type="float">
            <text:p>5050391777</text:p>
          </table:table-cell>
          <table:table-cell office:value-type="float" office:value="0.410342" calcext:value-type="float">
            <text:p>0.410342</text:p>
          </table:table-cell>
          <table:table-cell table:style-name="Default"/>
          <table:table-cell table:style-name="Default" office:value-type="float" office:value="0.410394" calcext:value-type="float">
            <text:p>0.410394</text:p>
          </table:table-cell>
          <table:table-cell table:style-name="Default" office:value-type="float" office:value="0.207346" calcext:value-type="float">
            <text:p>0.207346</text:p>
          </table:table-cell>
          <table:table-cell table:style-name="Default" office:value-type="float" office:value="0.150615" calcext:value-type="float">
            <text:p>0.150615</text:p>
          </table:table-cell>
          <table:table-cell table:style-name="Default" office:value-type="float" office:value="0.114384" calcext:value-type="float">
            <text:p>0.114384</text:p>
          </table:table-cell>
          <table:table-cell table:style-name="Default" office:value-type="float" office:value="0.161359" calcext:value-type="float">
            <text:p>0.161359</text:p>
          </table:table-cell>
          <table:table-cell table:number-columns-repeated="1014"/>
        </table:table-row>
        <table:table-row table:style-name="ro1" table:number-rows-repeated="5">
          <table:table-cell table:style-name="Default" table:number-columns-repeated="11"/>
          <table:table-cell table:number-columns-repeated="1013"/>
        </table:table-row>
        <table:table-row table:style-name="ro6">
          <table:table-cell table:style-name="Default" table:number-columns-repeated="4"/>
          <table:table-cell table:style-name="ce6" office:value-type="string" calcext:value-type="string" table:number-columns-spanned="7" table:number-rows-spanned="1">
            <text:p>Ada 1. The array_sum calculations were faster because threaded_array_sum had to do the extra steps of creating a thread.</text:p>
          </table:table-cell>
          <table:covered-table-cell table:number-columns-repeated="6" table:style-name="Default"/>
          <table:table-cell table:number-columns-repeated="1013"/>
        </table:table-row>
        <table:table-row table:style-name="ro5">
          <table:table-cell table:style-name="Default" table:number-columns-repeated="4"/>
          <table:table-cell table:style-name="ce6" office:value-type="string" calcext:value-type="string" table:number-columns-spanned="7" table:number-rows-spanned="1">
            <text:p>Ada 2. Increasing the number of threads typically increased the speed of the calculations. Sometimes the number of threads slows down the process. This is probably because the computer has to keep track of so many processes at once.</text:p>
          </table:table-cell>
          <table:covered-table-cell table:number-columns-repeated="6" table:style-name="Default"/>
          <table:table-cell table:number-columns-repeated="1013"/>
        </table:table-row>
        <table:table-row table:style-name="ro1">
          <table:table-cell table:style-name="Default" table:number-columns-repeated="4"/>
          <table:table-cell table:style-name="ce6" office:value-type="string" calcext:value-type="string" table:number-columns-spanned="7" table:number-rows-spanned="1">
            <text:p>Ada 3. It is not beneficial until about the one million mark with both 2 and 4 threads.</text:p>
          </table:table-cell>
          <table:covered-table-cell table:number-columns-repeated="6" table:style-name="Default"/>
          <table:table-cell table:number-columns-repeated="1013"/>
        </table:table-row>
        <table:table-row table:style-name="ro6">
          <table:table-cell table:style-name="Default" table:number-columns-repeated="4"/>
          <table:table-cell table:style-name="ce6" office:value-type="string" calcext:value-type="string" table:number-columns-spanned="7" table:number-rows-spanned="1">
            <text:p>Ada 4. Ada appears to be significantly slower than Java probably because Java uses a better interpertter.</text:p>
          </table:table-cell>
          <table:covered-table-cell table:number-columns-repeated="6" table:style-name="Default"/>
          <table:table-cell table:number-columns-repeated="1013"/>
        </table:table-row>
        <table:table-row table:style-name="ro1" table:number-rows-repeated="5">
          <table:table-cell table:style-name="Default" table:number-columns-repeated="11"/>
          <table:table-cell table:number-columns-repeated="1013"/>
        </table:table-row>
        <table:table-row table:style-name="ro1" table:number-rows-repeated="104852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26">00/00/0000</text:date>, <text:time style:data-style-name="N2" text:time-value="18:33:55.4319026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16:23:57.826645521</meta:creation-date>
    <meta:generator>LibreOffice/5.1.6.2$Linux_X86_64 LibreOffice_project/10m0$Build-2</meta:generator>
    <dc:date>2018-04-26T18:38:18.420708360</dc:date>
    <meta:editing-duration>PT34M51S</meta:editing-duration>
    <meta:editing-cycles>9</meta:editing-cycles>
    <meta:document-statistic meta:table-count="1" meta:cell-count="230"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three-dimensional="true"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9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4.961cm" svg:height="7.835cm" xlink:href=".." xlink:type="simple" chart:class="chart:bar" chart:style-name="ch1">
        <chart:title svg:x="5.743cm" svg:y="0.292cm" chart:style-name="ch2">
          <text:p>Ruby Data Chart</text:p>
        </chart:title>
        <chart:plot-area chart:style-name="ch3" table:cell-range-address="Sheet1.F19:Sheet1.J24" svg:x="1.31cm" svg:y="1.227cm" svg:width="13.352cm" svg:height="5.471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928cm" svg:y="1.227cm" svg:width="12.415cm" svg:height="4.824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title svg:x="0.451cm" svg:y="6.559cm" chart:style-name="ch5">
              <text:p>number of threads and size of array</text:p>
            </chart:title>
          </chart:axis>
          <chart:axis chart:dimension="y" chart:name="primary-y" chart:style-name="ch6">
            <chart:title svg:x="6.884cm" svg:y="6.854cm" chart:style-name="ch7">
              <text:p>execution time</text:p>
            </chart:title>
            <chart:grid chart:style-name="ch8" chart:class="major"/>
          </chart:axis>
          <chart:axis chart:dimension="z" chart:name="primary-z" chart:style-name="ch4"/>
          <chart:series chart:style-name="ch9" chart:values-cell-range-address="Sheet1.F19:Sheet1.F24" chart:class="chart:bar">
            <chart:data-point chart:repeated="6"/>
          </chart:series>
          <chart:series chart:style-name="ch10" chart:values-cell-range-address="Sheet1.G19:Sheet1.G24" chart:class="chart:bar">
            <chart:data-point chart:repeated="6"/>
          </chart:series>
          <chart:series chart:style-name="ch11" chart:values-cell-range-address="Sheet1.H19:Sheet1.H24" chart:class="chart:bar">
            <chart:data-point chart:repeated="6"/>
          </chart:series>
          <chart:series chart:style-name="ch12" chart:values-cell-range-address="Sheet1.I19:Sheet1.I24" chart:class="chart:bar">
            <chart:data-point chart:repeated="6"/>
          </chart:series>
          <chart:series chart:style-name="ch13" chart:values-cell-range-address="Sheet1.J19:Sheet1.J24" chart:class="chart:bar">
            <chart:data-point chart:repeated="6"/>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F</text:p>
              </table:table-cell>
              <table:table-cell office:value-type="string">
                <text:p>Column G</text:p>
              </table:table-cell>
              <table:table-cell office:value-type="string">
                <text:p>Column H</text:p>
              </table:table-cell>
              <table:table-cell office:value-type="string">
                <text:p>Column I</text:p>
              </table:table-cell>
              <table:table-cell office:value-type="string">
                <text:p>Column J</text:p>
              </table:table-cell>
            </table:table-row>
          </table:table-header-rows>
          <table:table-rows>
            <table:table-row>
              <table:table-cell office:value-type="string">
                <text:p>1</text:p>
              </table:table-cell>
              <table:table-cell office:value-type="float" office:value="0.000046661">
                <text:p>0.000046661</text:p>
                <draw:g>
                  <svg:desc>Sheet1.F19:Sheet1.F24</svg:desc>
                </draw:g>
              </table:table-cell>
              <table:table-cell office:value-type="float" office:value="0.000104613">
                <text:p>0.000104613</text:p>
                <draw:g>
                  <svg:desc>Sheet1.G19:Sheet1.G24</svg:desc>
                </draw:g>
              </table:table-cell>
              <table:table-cell office:value-type="float" office:value="0.000144669">
                <text:p>0.000144669</text:p>
                <draw:g>
                  <svg:desc>Sheet1.H19:Sheet1.H24</svg:desc>
                </draw:g>
              </table:table-cell>
              <table:table-cell office:value-type="float" office:value="0.000455099">
                <text:p>0.000455099</text:p>
                <draw:g>
                  <svg:desc>Sheet1.I19:Sheet1.I24</svg:desc>
                </draw:g>
              </table:table-cell>
              <table:table-cell office:value-type="float" office:value="0.000374501">
                <text:p>0.000374501</text:p>
                <draw:g>
                  <svg:desc>Sheet1.J19:Sheet1.J24</svg:desc>
                </draw:g>
              </table:table-cell>
            </table:table-row>
            <table:table-row>
              <table:table-cell office:value-type="string">
                <text:p>2</text:p>
              </table:table-cell>
              <table:table-cell office:value-type="float" office:value="0.000444474">
                <text:p>0.000444474</text:p>
              </table:table-cell>
              <table:table-cell office:value-type="float" office:value="0.000572451">
                <text:p>0.000572451</text:p>
              </table:table-cell>
              <table:table-cell office:value-type="float" office:value="0.000621182">
                <text:p>0.000621182</text:p>
              </table:table-cell>
              <table:table-cell office:value-type="float" office:value="0.000928144">
                <text:p>0.000928144</text:p>
              </table:table-cell>
              <table:table-cell office:value-type="float" office:value="0.001007614">
                <text:p>0.001007614</text:p>
              </table:table-cell>
            </table:table-row>
            <table:table-row>
              <table:table-cell office:value-type="string">
                <text:p>3</text:p>
              </table:table-cell>
              <table:table-cell office:value-type="float" office:value="0.0042118">
                <text:p>0.0042118</text:p>
              </table:table-cell>
              <table:table-cell office:value-type="float" office:value="0.004348641">
                <text:p>0.004348641</text:p>
              </table:table-cell>
              <table:table-cell office:value-type="float" office:value="0.004395184">
                <text:p>0.004395184</text:p>
              </table:table-cell>
              <table:table-cell office:value-type="float" office:value="0.004656035">
                <text:p>0.004656035</text:p>
              </table:table-cell>
              <table:table-cell office:value-type="float" office:value="0.004784282">
                <text:p>0.004784282</text:p>
              </table:table-cell>
            </table:table-row>
            <table:table-row>
              <table:table-cell office:value-type="string">
                <text:p>4</text:p>
              </table:table-cell>
              <table:table-cell office:value-type="float" office:value="0.041056885">
                <text:p>0.041056885</text:p>
              </table:table-cell>
              <table:table-cell office:value-type="float" office:value="0.042214806">
                <text:p>0.042214806</text:p>
              </table:table-cell>
              <table:table-cell office:value-type="float" office:value="0.042759132">
                <text:p>0.042759132</text:p>
              </table:table-cell>
              <table:table-cell office:value-type="float" office:value="0.042656758">
                <text:p>0.042656758</text:p>
              </table:table-cell>
              <table:table-cell office:value-type="float" office:value="0.043573756">
                <text:p>0.043573756</text:p>
              </table:table-cell>
            </table:table-row>
            <table:table-row>
              <table:table-cell office:value-type="string">
                <text:p>5</text:p>
              </table:table-cell>
              <table:table-cell office:value-type="float" office:value="0.410177097">
                <text:p>0.410177097</text:p>
              </table:table-cell>
              <table:table-cell office:value-type="float" office:value="0.417481887">
                <text:p>0.417481887</text:p>
              </table:table-cell>
              <table:table-cell office:value-type="float" office:value="0.415226195">
                <text:p>0.415226195</text:p>
              </table:table-cell>
              <table:table-cell office:value-type="float" office:value="0.424459703">
                <text:p>0.424459703</text:p>
              </table:table-cell>
              <table:table-cell office:value-type="float" office:value="0.416428679">
                <text:p>0.416428679</text:p>
              </table:table-cell>
            </table:table-row>
            <table:table-row>
              <table:table-cell office:value-type="string">
                <text:p>6</text:p>
              </table:table-cell>
              <table:table-cell office:value-type="float" office:value="4.13121752">
                <text:p>4.13121752</text:p>
              </table:table-cell>
              <table:table-cell office:value-type="float" office:value="4.158740005">
                <text:p>4.158740005</text:p>
              </table:table-cell>
              <table:table-cell office:value-type="float" office:value="4.112315653">
                <text:p>4.112315653</text:p>
              </table:table-cell>
              <table:table-cell office:value-type="float" office:value="4.224064234">
                <text:p>4.224064234</text:p>
              </table:table-cell>
              <table:table-cell office:value-type="float" office:value="4.247364223">
                <text:p>4.24736422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three-dimensional="true"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9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126cm" svg:height="7.809cm" xlink:href=".." xlink:type="simple" chart:class="chart:bar" chart:style-name="ch1">
        <chart:title svg:x="5.958cm" svg:y="0.292cm" chart:style-name="ch2">
          <text:p>Ada Data Chart</text:p>
        </chart:title>
        <chart:plot-area chart:style-name="ch3" table:cell-range-address="Sheet1.F32:Sheet1.J37" svg:x="1.313cm" svg:y="1.227cm" svg:width="13.511cm" svg:height="5.445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041cm" svg:y="1.227cm" svg:width="12.258cm" svg:height="4.798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title svg:x="0.451cm" svg:y="6.546cm" chart:style-name="ch5">
              <text:p>number of threads and size of array</text:p>
            </chart:title>
          </chart:axis>
          <chart:axis chart:dimension="y" chart:name="primary-y" chart:style-name="ch6">
            <chart:title svg:x="6.966cm" svg:y="6.828cm" chart:style-name="ch7">
              <text:p>execution time</text:p>
            </chart:title>
            <chart:grid chart:style-name="ch8" chart:class="major"/>
          </chart:axis>
          <chart:axis chart:dimension="z" chart:name="primary-z" chart:style-name="ch4"/>
          <chart:series chart:style-name="ch9" chart:values-cell-range-address="Sheet1.F32:Sheet1.F37" chart:class="chart:bar">
            <chart:data-point chart:repeated="6"/>
          </chart:series>
          <chart:series chart:style-name="ch10" chart:values-cell-range-address="Sheet1.G32:Sheet1.G37" chart:class="chart:bar">
            <chart:data-point chart:repeated="6"/>
          </chart:series>
          <chart:series chart:style-name="ch11" chart:values-cell-range-address="Sheet1.H32:Sheet1.H37" chart:class="chart:bar">
            <chart:data-point chart:repeated="6"/>
          </chart:series>
          <chart:series chart:style-name="ch12" chart:values-cell-range-address="Sheet1.I32:Sheet1.I37" chart:class="chart:bar">
            <chart:data-point chart:repeated="6"/>
          </chart:series>
          <chart:series chart:style-name="ch13" chart:values-cell-range-address="Sheet1.J32:Sheet1.J37" chart:class="chart:bar">
            <chart:data-point chart:repeated="6"/>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F</text:p>
              </table:table-cell>
              <table:table-cell office:value-type="string">
                <text:p>Column G</text:p>
              </table:table-cell>
              <table:table-cell office:value-type="string">
                <text:p>Column H</text:p>
              </table:table-cell>
              <table:table-cell office:value-type="string">
                <text:p>Column I</text:p>
              </table:table-cell>
              <table:table-cell office:value-type="string">
                <text:p>Column J</text:p>
              </table:table-cell>
            </table:table-row>
          </table:table-header-rows>
          <table:table-rows>
            <table:table-row>
              <table:table-cell office:value-type="string">
                <text:p>1</text:p>
              </table:table-cell>
              <table:table-cell office:value-type="float" office:value="0.000019">
                <text:p>0.000019</text:p>
                <draw:g>
                  <svg:desc>Sheet1.F32:Sheet1.F37</svg:desc>
                </draw:g>
              </table:table-cell>
              <table:table-cell office:value-type="float" office:value="0.000297">
                <text:p>0.000297</text:p>
                <draw:g>
                  <svg:desc>Sheet1.G32:Sheet1.G37</svg:desc>
                </draw:g>
              </table:table-cell>
              <table:table-cell office:value-type="float" office:value="0.0007">
                <text:p>0.0007</text:p>
                <draw:g>
                  <svg:desc>Sheet1.H32:Sheet1.H37</svg:desc>
                </draw:g>
              </table:table-cell>
              <table:table-cell office:value-type="float" office:value="0.000745">
                <text:p>0.000745</text:p>
                <draw:g>
                  <svg:desc>Sheet1.I32:Sheet1.I37</svg:desc>
                </draw:g>
              </table:table-cell>
              <table:table-cell office:value-type="float" office:value="0.000678">
                <text:p>0.000678</text:p>
                <draw:g>
                  <svg:desc>Sheet1.J32:Sheet1.J37</svg:desc>
                </draw:g>
              </table:table-cell>
            </table:table-row>
            <table:table-row>
              <table:table-cell office:value-type="string">
                <text:p>2</text:p>
              </table:table-cell>
              <table:table-cell office:value-type="float" office:value="0.000174">
                <text:p>0.000174</text:p>
              </table:table-cell>
              <table:table-cell office:value-type="float" office:value="0.000535">
                <text:p>0.000535</text:p>
              </table:table-cell>
              <table:table-cell office:value-type="float" office:value="0.000407">
                <text:p>0.000407</text:p>
              </table:table-cell>
              <table:table-cell office:value-type="float" office:value="0.000593">
                <text:p>0.000593</text:p>
              </table:table-cell>
              <table:table-cell office:value-type="float" office:value="0.000534">
                <text:p>0.000534</text:p>
              </table:table-cell>
            </table:table-row>
            <table:table-row>
              <table:table-cell office:value-type="string">
                <text:p>3</text:p>
              </table:table-cell>
              <table:table-cell office:value-type="float" office:value="0.00043">
                <text:p>0.00043</text:p>
              </table:table-cell>
              <table:table-cell office:value-type="float" office:value="0.00047">
                <text:p>0.00047</text:p>
              </table:table-cell>
              <table:table-cell office:value-type="float" office:value="0.000542">
                <text:p>0.000542</text:p>
              </table:table-cell>
              <table:table-cell office:value-type="float" office:value="0.000569">
                <text:p>0.000569</text:p>
              </table:table-cell>
              <table:table-cell office:value-type="float" office:value="0.000734">
                <text:p>0.000734</text:p>
              </table:table-cell>
            </table:table-row>
            <table:table-row>
              <table:table-cell office:value-type="string">
                <text:p>4</text:p>
              </table:table-cell>
              <table:table-cell office:value-type="float" office:value="0.00413">
                <text:p>0.00413</text:p>
              </table:table-cell>
              <table:table-cell office:value-type="float" office:value="0.002485">
                <text:p>0.002485</text:p>
              </table:table-cell>
              <table:table-cell office:value-type="float" office:value="0.001889">
                <text:p>0.001889</text:p>
              </table:table-cell>
              <table:table-cell office:value-type="float" office:value="0.001691">
                <text:p>0.001691</text:p>
              </table:table-cell>
              <table:table-cell office:value-type="float" office:value="0.002109">
                <text:p>0.002109</text:p>
              </table:table-cell>
            </table:table-row>
            <table:table-row>
              <table:table-cell office:value-type="string">
                <text:p>5</text:p>
              </table:table-cell>
              <table:table-cell office:value-type="float" office:value="0.041064">
                <text:p>0.041064</text:p>
              </table:table-cell>
              <table:table-cell office:value-type="float" office:value="0.022271">
                <text:p>0.022271</text:p>
              </table:table-cell>
              <table:table-cell office:value-type="float" office:value="0.015429">
                <text:p>0.015429</text:p>
              </table:table-cell>
              <table:table-cell office:value-type="float" office:value="0.015429">
                <text:p>0.015429</text:p>
              </table:table-cell>
              <table:table-cell office:value-type="float" office:value="0.016598">
                <text:p>0.016598</text:p>
              </table:table-cell>
            </table:table-row>
            <table:table-row>
              <table:table-cell office:value-type="string">
                <text:p>6</text:p>
              </table:table-cell>
              <table:table-cell office:value-type="float" office:value="0.410394">
                <text:p>0.410394</text:p>
              </table:table-cell>
              <table:table-cell office:value-type="float" office:value="0.207346">
                <text:p>0.207346</text:p>
              </table:table-cell>
              <table:table-cell office:value-type="float" office:value="0.150615">
                <text:p>0.150615</text:p>
              </table:table-cell>
              <table:table-cell office:value-type="float" office:value="0.114384">
                <text:p>0.114384</text:p>
              </table:table-cell>
              <table:table-cell office:value-type="float" office:value="0.161359">
                <text:p>0.16135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three-dimensional="true"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9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123cm" svg:height="7.941cm" xlink:href=".." xlink:type="simple" chart:class="chart:bar" chart:style-name="ch1">
        <chart:title svg:x="5.864cm" svg:y="0.294cm" chart:style-name="ch2">
          <text:p>Java Data Chart</text:p>
        </chart:title>
        <chart:plot-area chart:style-name="ch3" table:cell-range-address="Sheet1.F4:Sheet1.J9" svg:x="1.313cm" svg:y="1.231cm" svg:width="13.508cm" svg:height="5.571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887cm" svg:y="1.231cm" svg:width="12.158cm" svg:height="4.924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title svg:x="0.451cm" svg:y="6.613cm" chart:style-name="ch5">
              <text:p>size of array and number of threads</text:p>
            </chart:title>
          </chart:axis>
          <chart:axis chart:dimension="y" chart:name="primary-y" chart:style-name="ch6">
            <chart:title svg:x="6.965cm" svg:y="6.96cm" chart:style-name="ch7">
              <text:p>execution time</text:p>
            </chart:title>
            <chart:grid chart:style-name="ch8" chart:class="major"/>
          </chart:axis>
          <chart:axis chart:dimension="z" chart:name="primary-z" chart:style-name="ch4"/>
          <chart:series chart:style-name="ch9" chart:values-cell-range-address="Sheet1.F4:Sheet1.F9" chart:class="chart:bar">
            <chart:data-point chart:repeated="6"/>
          </chart:series>
          <chart:series chart:style-name="ch10" chart:values-cell-range-address="Sheet1.G4:Sheet1.G9" chart:class="chart:bar">
            <chart:data-point chart:repeated="6"/>
          </chart:series>
          <chart:series chart:style-name="ch11" chart:values-cell-range-address="Sheet1.H4:Sheet1.H9" chart:class="chart:bar">
            <chart:data-point chart:repeated="6"/>
          </chart:series>
          <chart:series chart:style-name="ch12" chart:values-cell-range-address="Sheet1.I4:Sheet1.I9" chart:class="chart:bar">
            <chart:data-point chart:repeated="6"/>
          </chart:series>
          <chart:series chart:style-name="ch13" chart:values-cell-range-address="Sheet1.J4:Sheet1.J9" chart:class="chart:bar">
            <chart:data-point chart:repeated="6"/>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F</text:p>
              </table:table-cell>
              <table:table-cell office:value-type="string">
                <text:p>Column G</text:p>
              </table:table-cell>
              <table:table-cell office:value-type="string">
                <text:p>Column H</text:p>
              </table:table-cell>
              <table:table-cell office:value-type="string">
                <text:p>Column I</text:p>
              </table:table-cell>
              <table:table-cell office:value-type="string">
                <text:p>Column J</text:p>
              </table:table-cell>
            </table:table-row>
          </table:table-header-rows>
          <table:table-rows>
            <table:table-row>
              <table:table-cell office:value-type="string">
                <text:p>1</text:p>
              </table:table-cell>
              <table:table-cell office:value-type="float" office:value="342277">
                <text:p>342277</text:p>
                <draw:g>
                  <svg:desc>Sheet1.F4:Sheet1.F9</svg:desc>
                </draw:g>
              </table:table-cell>
              <table:table-cell office:value-type="float" office:value="607225">
                <text:p>607225</text:p>
                <draw:g>
                  <svg:desc>Sheet1.G4:Sheet1.G9</svg:desc>
                </draw:g>
              </table:table-cell>
              <table:table-cell office:value-type="float" office:value="644310">
                <text:p>644310</text:p>
                <draw:g>
                  <svg:desc>Sheet1.H4:Sheet1.H9</svg:desc>
                </draw:g>
              </table:table-cell>
              <table:table-cell office:value-type="float" office:value="757148">
                <text:p>757148</text:p>
                <draw:g>
                  <svg:desc>Sheet1.I4:Sheet1.I9</svg:desc>
                </draw:g>
              </table:table-cell>
              <table:table-cell office:value-type="float" office:value="828214">
                <text:p>828214</text:p>
                <draw:g>
                  <svg:desc>Sheet1.J4:Sheet1.J9</svg:desc>
                </draw:g>
              </table:table-cell>
            </table:table-row>
            <table:table-row>
              <table:table-cell office:value-type="string">
                <text:p>2</text:p>
              </table:table-cell>
              <table:table-cell office:value-type="float" office:value="521227">
                <text:p>521227</text:p>
              </table:table-cell>
              <table:table-cell office:value-type="float" office:value="664115">
                <text:p>664115</text:p>
              </table:table-cell>
              <table:table-cell office:value-type="float" office:value="727532">
                <text:p>727532</text:p>
              </table:table-cell>
              <table:table-cell office:value-type="float" office:value="752461">
                <text:p>752461</text:p>
              </table:table-cell>
              <table:table-cell office:value-type="float" office:value="853115">
                <text:p>853115</text:p>
              </table:table-cell>
            </table:table-row>
            <table:table-row>
              <table:table-cell office:value-type="string">
                <text:p>3</text:p>
              </table:table-cell>
              <table:table-cell office:value-type="float" office:value="1450683">
                <text:p>1450683</text:p>
              </table:table-cell>
              <table:table-cell office:value-type="float" office:value="1446638">
                <text:p>1446638</text:p>
              </table:table-cell>
              <table:table-cell office:value-type="float" office:value="1639596">
                <text:p>1639596</text:p>
              </table:table-cell>
              <table:table-cell office:value-type="float" office:value="1642074">
                <text:p>1642074</text:p>
              </table:table-cell>
              <table:table-cell office:value-type="float" office:value="1605645">
                <text:p>1605645</text:p>
              </table:table-cell>
            </table:table-row>
            <table:table-row>
              <table:table-cell office:value-type="string">
                <text:p>4</text:p>
              </table:table-cell>
              <table:table-cell office:value-type="float" office:value="3555012">
                <text:p>3555012</text:p>
              </table:table-cell>
              <table:table-cell office:value-type="float" office:value="5062700">
                <text:p>5062700</text:p>
              </table:table-cell>
              <table:table-cell office:value-type="float" office:value="6692376">
                <text:p>6692376</text:p>
              </table:table-cell>
              <table:table-cell office:value-type="float" office:value="8098149">
                <text:p>8098149</text:p>
              </table:table-cell>
              <table:table-cell office:value-type="float" office:value="10715564">
                <text:p>10715564</text:p>
              </table:table-cell>
            </table:table-row>
            <table:table-row>
              <table:table-cell office:value-type="string">
                <text:p>5</text:p>
              </table:table-cell>
              <table:table-cell office:value-type="float" office:value="7179360">
                <text:p>7179360</text:p>
              </table:table-cell>
              <table:table-cell office:value-type="float" office:value="7035085">
                <text:p>7035085</text:p>
              </table:table-cell>
              <table:table-cell office:value-type="float" office:value="6749105">
                <text:p>6749105</text:p>
              </table:table-cell>
              <table:table-cell office:value-type="float" office:value="6243595">
                <text:p>6243595</text:p>
              </table:table-cell>
              <table:table-cell office:value-type="float" office:value="8566881">
                <text:p>8566881</text:p>
              </table:table-cell>
            </table:table-row>
            <table:table-row>
              <table:table-cell office:value-type="string">
                <text:p>6</text:p>
              </table:table-cell>
              <table:table-cell office:value-type="float" office:value="38070191">
                <text:p>38070191</text:p>
              </table:table-cell>
              <table:table-cell office:value-type="float" office:value="28326794">
                <text:p>28326794</text:p>
              </table:table-cell>
              <table:table-cell office:value-type="float" office:value="24609043">
                <text:p>24609043</text:p>
              </table:table-cell>
              <table:table-cell office:value-type="float" office:value="24110977">
                <text:p>24110977</text:p>
              </table:table-cell>
              <table:table-cell office:value-type="float" office:value="24609043">
                <text:p>246090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